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31.97"/>
          <table:table-cell office:value-type="float" office:value="131.391"/>
          <table:table-cell office:value-type="float" office:value="125.79"/>
          <table:table-cell office:value-type="float" office:value="0.0"/>
          <table:table-cell office:value-type="float" office:value="0.0"/>
          <table:table-cell office:value-type="float" office:value="570.0"/>
          <table:table-cell office:value-type="float" office:value="235439.0"/>
          <table:table-cell office:value-type="float" office:value="1420.0"/>
          <table:table-cell office:value-type="float" office:value="537864.0"/>
          <table:table-cell office:value-type="float" office:value="1968621.0"/>
          <table:table-cell office:value-type="float" office:value="480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64232"/>
          <table:table-cell office:value-type="float" office:value="9.071"/>
          <table:table-cell office:value-type="float" office:value="3.55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038.0"/>
          <table:table-cell office:value-type="float" office:value="1420.0"/>
          <table:table-cell office:value-type="float" office:value="537864.0"/>
          <table:table-cell office:value-type="float" office:value="1968621.0"/>
          <table:table-cell office:value-type="float" office:value="483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12859"/>
          <table:table-cell office:value-type="float" office:value="5.579"/>
          <table:table-cell office:value-type="float" office:value="2.28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4646.0"/>
          <table:table-cell office:value-type="float" office:value="4960.0"/>
          <table:table-cell office:value-type="float" office:value="368305.0"/>
          <table:table-cell office:value-type="float" office:value="1415509.0"/>
          <table:table-cell office:value-type="float" office:value="3096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12.307"/>
          <table:table-cell office:value-type="float" office:value="111.804"/>
          <table:table-cell office:value-type="float" office:value="106.16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90460.0"/>
          <table:table-cell office:value-type="float" office:value="1420.0"/>
          <table:table-cell office:value-type="float" office:value="537864.0"/>
          <table:table-cell office:value-type="float" office:value="1968622.0"/>
          <table:table-cell office:value-type="float" office:value="4833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79"/>
          <table:table-cell office:value-type="float" office:value="12.234"/>
          <table:table-cell office:value-type="float" office:value="6.76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5459.0"/>
          <table:table-cell office:value-type="float" office:value="1420.0"/>
          <table:table-cell office:value-type="float" office:value="537864.0"/>
          <table:table-cell office:value-type="float" office:value="1968622.0"/>
          <table:table-cell office:value-type="float" office:value="480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20261"/>
          <table:table-cell office:value-type="float" office:value="3.706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4960.0"/>
          <table:table-cell office:value-type="float" office:value="368305.0"/>
          <table:table-cell office:value-type="float" office:value="1415510.0"/>
          <table:table-cell office:value-type="float" office:value="3081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8.3284"/>
          <table:table-cell office:value-type="float" office:value="57.895"/>
          <table:table-cell office:value-type="float" office:value="53.07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80495.0"/>
          <table:table-cell office:value-type="float" office:value="1420.0"/>
          <table:table-cell office:value-type="float" office:value="537864.0"/>
          <table:table-cell office:value-type="float" office:value="1968621.0"/>
          <table:table-cell office:value-type="float" office:value="4833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737"/>
          <table:table-cell office:value-type="float" office:value="29.478"/>
          <table:table-cell office:value-type="float" office:value="24.14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40258.0"/>
          <table:table-cell office:value-type="float" office:value="1420.0"/>
          <table:table-cell office:value-type="float" office:value="537864.0"/>
          <table:table-cell office:value-type="float" office:value="1968621.0"/>
          <table:table-cell office:value-type="float" office:value="479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.3"/>
          <table:table-cell office:value-type="float" office:value="29.745"/>
          <table:table-cell office:value-type="float" office:value="26.55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40932.0"/>
          <table:table-cell office:value-type="float" office:value="4960.0"/>
          <table:table-cell office:value-type="float" office:value="368305.0"/>
          <table:table-cell office:value-type="float" office:value="1415509.0"/>
          <table:table-cell office:value-type="float" office:value="3089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95.3091"/>
          <table:table-cell office:value-type="float" office:value="94.85"/>
          <table:table-cell office:value-type="float" office:value="89.98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7133.0"/>
          <table:table-cell office:value-type="float" office:value="1420.0"/>
          <table:table-cell office:value-type="float" office:value="537864.0"/>
          <table:table-cell office:value-type="float" office:value="1968621.0"/>
          <table:table-cell office:value-type="float" office:value="479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4.433"/>
          <table:table-cell office:value-type="float" office:value="213.898"/>
          <table:table-cell office:value-type="float" office:value="208.39"/>
          <table:table-cell office:value-type="float" office:value="0.0"/>
          <table:table-cell office:value-type="float" office:value="0.0"/>
          <table:table-cell office:value-type="float" office:value="1030.0"/>
          <table:table-cell office:value-type="float" office:value="444230.0"/>
          <table:table-cell office:value-type="float" office:value="1420.0"/>
          <table:table-cell office:value-type="float" office:value="537864.0"/>
          <table:table-cell office:value-type="float" office:value="1968621.0"/>
          <table:table-cell office:value-type="float" office:value="483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5351"/>
          <table:table-cell office:value-type="float" office:value="31.998"/>
          <table:table-cell office:value-type="float" office:value="28.76"/>
          <table:table-cell office:value-type="float" office:value="1.0"/>
          <table:table-cell office:value-type="float" office:value="0.0"/>
          <table:table-cell office:value-type="float" office:value="137.0"/>
          <table:table-cell office:value-type="float" office:value="40505.0"/>
          <table:table-cell office:value-type="float" office:value="4960.0"/>
          <table:table-cell office:value-type="float" office:value="368305.0"/>
          <table:table-cell office:value-type="float" office:value="1415509.0"/>
          <table:table-cell office:value-type="float" office:value="3081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019.05"/>
          <table:table-cell office:value-type="float" office:value="1018.431"/>
          <table:table-cell office:value-type="float" office:value="1012.95"/>
          <table:table-cell office:value-type="float" office:value="0.0"/>
          <table:table-cell office:value-type="float" office:value="0.0"/>
          <table:table-cell office:value-type="float" office:value="3834.0"/>
          <table:table-cell office:value-type="float" office:value="1757027.0"/>
          <table:table-cell office:value-type="float" office:value="1420.0"/>
          <table:table-cell office:value-type="float" office:value="537864.0"/>
          <table:table-cell office:value-type="float" office:value="1968622.0"/>
          <table:table-cell office:value-type="float" office:value="480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4748"/>
          <table:table-cell office:value-type="float" office:value="9.838"/>
          <table:table-cell office:value-type="float" office:value="4.33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570.0"/>
          <table:table-cell office:value-type="float" office:value="1420.0"/>
          <table:table-cell office:value-type="float" office:value="537864.0"/>
          <table:table-cell office:value-type="float" office:value="1968622.0"/>
          <table:table-cell office:value-type="float" office:value="4808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68046"/>
          <table:table-cell office:value-type="float" office:value="8.226"/>
          <table:table-cell office:value-type="float" office:value="5.42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5355.0"/>
          <table:table-cell office:value-type="float" office:value="4960.0"/>
          <table:table-cell office:value-type="float" office:value="368305.0"/>
          <table:table-cell office:value-type="float" office:value="1415510.0"/>
          <table:table-cell office:value-type="float" office:value="3081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49.301"/>
          <table:table-cell office:value-type="float" office:value="48.647"/>
          <table:table-cell office:value-type="float" office:value="42.98"/>
          <table:table-cell office:value-type="float" office:value="0.0"/>
          <table:table-cell office:value-type="float" office:value="0.0"/>
          <table:table-cell office:value-type="float" office:value="210.0"/>
          <table:table-cell office:value-type="float" office:value="63849.0"/>
          <table:table-cell office:value-type="float" office:value="1420.0"/>
          <table:table-cell office:value-type="float" office:value="590948.0"/>
          <table:table-cell office:value-type="float" office:value="2176347.0"/>
          <table:table-cell office:value-type="float" office:value="5060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3687"/>
          <table:table-cell office:value-type="float" office:value="20.824"/>
          <table:table-cell office:value-type="float" office:value="15.05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1538.0"/>
          <table:table-cell office:value-type="float" office:value="1420.0"/>
          <table:table-cell office:value-type="float" office:value="590948.0"/>
          <table:table-cell office:value-type="float" office:value="2176347.0"/>
          <table:table-cell office:value-type="float" office:value="507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0134"/>
          <table:table-cell office:value-type="float" office:value="3.519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4960.0"/>
          <table:table-cell office:value-type="float" office:value="421387.0"/>
          <table:table-cell office:value-type="float" office:value="1623479.0"/>
          <table:table-cell office:value-type="float" office:value="3343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0.9388"/>
          <table:table-cell office:value-type="float" office:value="80.279"/>
          <table:table-cell office:value-type="float" office:value="74.37"/>
          <table:table-cell office:value-type="float" office:value="0.0"/>
          <table:table-cell office:value-type="float" office:value="0.0"/>
          <table:table-cell office:value-type="float" office:value="359.0"/>
          <table:table-cell office:value-type="float" office:value="124820.0"/>
          <table:table-cell office:value-type="float" office:value="1420.0"/>
          <table:table-cell office:value-type="float" office:value="590948.0"/>
          <table:table-cell office:value-type="float" office:value="2176347.0"/>
          <table:table-cell office:value-type="float" office:value="505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2975"/>
          <table:table-cell office:value-type="float" office:value="37.678"/>
          <table:table-cell office:value-type="float" office:value="32.08"/>
          <table:table-cell office:value-type="float" office:value="1.0"/>
          <table:table-cell office:value-type="float" office:value="0.0"/>
          <table:table-cell office:value-type="float" office:value="144.0"/>
          <table:table-cell office:value-type="float" office:value="46511.0"/>
          <table:table-cell office:value-type="float" office:value="1420.0"/>
          <table:table-cell office:value-type="float" office:value="590948.0"/>
          <table:table-cell office:value-type="float" office:value="2176347.0"/>
          <table:table-cell office:value-type="float" office:value="5079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23448"/>
          <table:table-cell office:value-type="float" office:value="7.573"/>
          <table:table-cell office:value-type="float" office:value="4.0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4841.0"/>
          <table:table-cell office:value-type="float" office:value="4960.0"/>
          <table:table-cell office:value-type="float" office:value="421387.0"/>
          <table:table-cell office:value-type="float" office:value="1623479.0"/>
          <table:table-cell office:value-type="float" office:value="3328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60.865"/>
          <table:table-cell office:value-type="float" office:value="160.232"/>
          <table:table-cell office:value-type="float" office:value="154.75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325689.0"/>
          <table:table-cell office:value-type="float" office:value="1420.0"/>
          <table:table-cell office:value-type="float" office:value="590948.0"/>
          <table:table-cell office:value-type="float" office:value="2176348.0"/>
          <table:table-cell office:value-type="float" office:value="5059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8226"/>
          <table:table-cell office:value-type="float" office:value="7.356"/>
          <table:table-cell office:value-type="float" office:value="1.7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348.0"/>
          <table:table-cell office:value-type="float" office:value="1420.0"/>
          <table:table-cell office:value-type="float" office:value="590948.0"/>
          <table:table-cell office:value-type="float" office:value="2176348.0"/>
          <table:table-cell office:value-type="float" office:value="510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768"/>
          <table:table-cell office:value-type="float" office:value="7.477"/>
          <table:table-cell office:value-type="float" office:value="3.99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588.0"/>
          <table:table-cell office:value-type="float" office:value="4960.0"/>
          <table:table-cell office:value-type="float" office:value="421387.0"/>
          <table:table-cell office:value-type="float" office:value="1623480.0"/>
          <table:table-cell office:value-type="float" office:value="3347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87.579"/>
          <table:table-cell office:value-type="float" office:value="286.983"/>
          <table:table-cell office:value-type="float" office:value="281.2"/>
          <table:table-cell office:value-type="float" office:value="0.0"/>
          <table:table-cell office:value-type="float" office:value="0.0"/>
          <table:table-cell office:value-type="float" office:value="1530.0"/>
          <table:table-cell office:value-type="float" office:value="617654.0"/>
          <table:table-cell office:value-type="float" office:value="1420.0"/>
          <table:table-cell office:value-type="float" office:value="590948.0"/>
          <table:table-cell office:value-type="float" office:value="2176349.0"/>
          <table:table-cell office:value-type="float" office:value="5095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.3507"/>
          <table:table-cell office:value-type="float" office:value="55.751"/>
          <table:table-cell office:value-type="float" office:value="49.9"/>
          <table:table-cell office:value-type="float" office:value="0.0"/>
          <table:table-cell office:value-type="float" office:value="0.0"/>
          <table:table-cell office:value-type="float" office:value="380.0"/>
          <table:table-cell office:value-type="float" office:value="125748.0"/>
          <table:table-cell office:value-type="float" office:value="1420.0"/>
          <table:table-cell office:value-type="float" office:value="590948.0"/>
          <table:table-cell office:value-type="float" office:value="2176349.0"/>
          <table:table-cell office:value-type="float" office:value="509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36472"/>
          <table:table-cell office:value-type="float" office:value="6.691"/>
          <table:table-cell office:value-type="float" office:value="3.26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160.0"/>
          <table:table-cell office:value-type="float" office:value="4960.0"/>
          <table:table-cell office:value-type="float" office:value="421387.0"/>
          <table:table-cell office:value-type="float" office:value="1623481.0"/>
          <table:table-cell office:value-type="float" office:value="3336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03.898"/>
          <table:table-cell office:value-type="float" office:value="103.316"/>
          <table:table-cell office:value-type="float" office:value="97.7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79439.0"/>
          <table:table-cell office:value-type="float" office:value="1420.0"/>
          <table:table-cell office:value-type="float" office:value="590948.0"/>
          <table:table-cell office:value-type="float" office:value="2176349.0"/>
          <table:table-cell office:value-type="float" office:value="507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1194"/>
          <table:table-cell office:value-type="float" office:value="49.459"/>
          <table:table-cell office:value-type="float" office:value="43.92"/>
          <table:table-cell office:value-type="float" office:value="0.0"/>
          <table:table-cell office:value-type="float" office:value="0.0"/>
          <table:table-cell office:value-type="float" office:value="316.0"/>
          <table:table-cell office:value-type="float" office:value="104880.0"/>
          <table:table-cell office:value-type="float" office:value="1420.0"/>
          <table:table-cell office:value-type="float" office:value="590948.0"/>
          <table:table-cell office:value-type="float" office:value="2176349.0"/>
          <table:table-cell office:value-type="float" office:value="5076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524"/>
          <table:table-cell office:value-type="float" office:value="28.502"/>
          <table:table-cell office:value-type="float" office:value="25.01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5569.0"/>
          <table:table-cell office:value-type="float" office:value="4960.0"/>
          <table:table-cell office:value-type="float" office:value="421387.0"/>
          <table:table-cell office:value-type="float" office:value="1623481.0"/>
          <table:table-cell office:value-type="float" office:value="335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64.1006"/>
          <table:table-cell office:value-type="float" office:value="63.644"/>
          <table:table-cell office:value-type="float" office:value="61.42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9586.0"/>
          <table:table-cell office:value-type="float" office:value="710.0"/>
          <table:table-cell office:value-type="float" office:value="218081.0"/>
          <table:table-cell office:value-type="float" office:value="770128.0"/>
          <table:table-cell office:value-type="float" office:value="264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9.726"/>
          <table:table-cell office:value-type="float" office:value="439.276"/>
          <table:table-cell office:value-type="float" office:value="437.03"/>
          <table:table-cell office:value-type="float" office:value="0.0"/>
          <table:table-cell office:value-type="float" office:value="0.0"/>
          <table:table-cell office:value-type="float" office:value="2556.0"/>
          <table:table-cell office:value-type="float" office:value="1179114.0"/>
          <table:table-cell office:value-type="float" office:value="710.0"/>
          <table:table-cell office:value-type="float" office:value="218081.0"/>
          <table:table-cell office:value-type="float" office:value="770128.0"/>
          <table:table-cell office:value-type="float" office:value="264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0109"/>
          <table:table-cell office:value-type="float" office:value="1.446"/>
          <table:table-cell office:value-type="float" office:value="0.54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3743.0"/>
          <table:table-cell office:value-type="float" office:value="2480.0"/>
          <table:table-cell office:value-type="float" office:value="125909.0"/>
          <table:table-cell office:value-type="float" office:value="472092.0"/>
          <table:table-cell office:value-type="float" office:value="1763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0.3401"/>
          <table:table-cell office:value-type="float" office:value="39.871"/>
          <table:table-cell office:value-type="float" office:value="37.64"/>
          <table:table-cell office:value-type="float" office:value="0.0"/>
          <table:table-cell office:value-type="float" office:value="0.0"/>
          <table:table-cell office:value-type="float" office:value="268.0"/>
          <table:table-cell office:value-type="float" office:value="101078.0"/>
          <table:table-cell office:value-type="float" office:value="710.0"/>
          <table:table-cell office:value-type="float" office:value="218081.0"/>
          <table:table-cell office:value-type="float" office:value="770128.0"/>
          <table:table-cell office:value-type="float" office:value="2638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3212"/>
          <table:table-cell office:value-type="float" office:value="4.669"/>
          <table:table-cell office:value-type="float" office:value="2.41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5003.0"/>
          <table:table-cell office:value-type="float" office:value="710.0"/>
          <table:table-cell office:value-type="float" office:value="218081.0"/>
          <table:table-cell office:value-type="float" office:value="770128.0"/>
          <table:table-cell office:value-type="float" office:value="264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8323"/>
          <table:table-cell office:value-type="float" office:value="1.20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2480.0"/>
          <table:table-cell office:value-type="float" office:value="125909.0"/>
          <table:table-cell office:value-type="float" office:value="472092.0"/>
          <table:table-cell office:value-type="float" office:value="1763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8.4477"/>
          <table:table-cell office:value-type="float" office:value="27.982"/>
          <table:table-cell office:value-type="float" office:value="25.79"/>
          <table:table-cell office:value-type="float" office:value="0.0"/>
          <table:table-cell office:value-type="float" office:value="0.0"/>
          <table:table-cell office:value-type="float" office:value="208.0"/>
          <table:table-cell office:value-type="float" office:value="66557.0"/>
          <table:table-cell office:value-type="float" office:value="710.0"/>
          <table:table-cell office:value-type="float" office:value="218081.0"/>
          <table:table-cell office:value-type="float" office:value="770128.0"/>
          <table:table-cell office:value-type="float" office:value="2656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694"/>
          <table:table-cell office:value-type="float" office:value="11.654"/>
          <table:table-cell office:value-type="float" office:value="9.37"/>
          <table:table-cell office:value-type="float" office:value="1.0"/>
          <table:table-cell office:value-type="float" office:value="0.0"/>
          <table:table-cell office:value-type="float" office:value="96.0"/>
          <table:table-cell office:value-type="float" office:value="24275.0"/>
          <table:table-cell office:value-type="float" office:value="710.0"/>
          <table:table-cell office:value-type="float" office:value="218081.0"/>
          <table:table-cell office:value-type="float" office:value="770128.0"/>
          <table:table-cell office:value-type="float" office:value="264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5798"/>
          <table:table-cell office:value-type="float" office:value="1.12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480.0"/>
          <table:table-cell office:value-type="float" office:value="125909.0"/>
          <table:table-cell office:value-type="float" office:value="472092.0"/>
          <table:table-cell office:value-type="float" office:value="1780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50.157"/>
          <table:table-cell office:value-type="float" office:value="149.687"/>
          <table:table-cell office:value-type="float" office:value="147.44"/>
          <table:table-cell office:value-type="float" office:value="0.0"/>
          <table:table-cell office:value-type="float" office:value="0.0"/>
          <table:table-cell office:value-type="float" office:value="921.0"/>
          <table:table-cell office:value-type="float" office:value="358946.0"/>
          <table:table-cell office:value-type="float" office:value="710.0"/>
          <table:table-cell office:value-type="float" office:value="218081.0"/>
          <table:table-cell office:value-type="float" office:value="770128.0"/>
          <table:table-cell office:value-type="float" office:value="2638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6955"/>
          <table:table-cell office:value-type="float" office:value="2.417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7.0"/>
          <table:table-cell office:value-type="float" office:value="710.0"/>
          <table:table-cell office:value-type="float" office:value="218081.0"/>
          <table:table-cell office:value-type="float" office:value="770128.0"/>
          <table:table-cell office:value-type="float" office:value="264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9334"/>
          <table:table-cell office:value-type="float" office:value="1.955"/>
          <table:table-cell office:value-type="float" office:value="0.8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5718.0"/>
          <table:table-cell office:value-type="float" office:value="2480.0"/>
          <table:table-cell office:value-type="float" office:value="125909.0"/>
          <table:table-cell office:value-type="float" office:value="472092.0"/>
          <table:table-cell office:value-type="float" office:value="1772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3.3169"/>
          <table:table-cell office:value-type="float" office:value="32.827"/>
          <table:table-cell office:value-type="float" office:value="30.64"/>
          <table:table-cell office:value-type="float" office:value="0.0"/>
          <table:table-cell office:value-type="float" office:value="0.0"/>
          <table:table-cell office:value-type="float" office:value="219.0"/>
          <table:table-cell office:value-type="float" office:value="73400.0"/>
          <table:table-cell office:value-type="float" office:value="710.0"/>
          <table:table-cell office:value-type="float" office:value="218081.0"/>
          <table:table-cell office:value-type="float" office:value="770128.0"/>
          <table:table-cell office:value-type="float" office:value="264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4717"/>
          <table:table-cell office:value-type="float" office:value="13.1"/>
          <table:table-cell office:value-type="float" office:value="10.73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4314.0"/>
          <table:table-cell office:value-type="float" office:value="710.0"/>
          <table:table-cell office:value-type="float" office:value="218081.0"/>
          <table:table-cell office:value-type="float" office:value="770128.0"/>
          <table:table-cell office:value-type="float" office:value="2675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0219"/>
          <table:table-cell office:value-type="float" office:value="4.67"/>
          <table:table-cell office:value-type="float" office:value="3.51"/>
          <table:table-cell office:value-type="float" office:value="1.0"/>
          <table:table-cell office:value-type="float" office:value="0.0"/>
          <table:table-cell office:value-type="float" office:value="79.0"/>
          <table:table-cell office:value-type="float" office:value="18146.0"/>
          <table:table-cell office:value-type="float" office:value="2480.0"/>
          <table:table-cell office:value-type="float" office:value="125909.0"/>
          <table:table-cell office:value-type="float" office:value="472092.0"/>
          <table:table-cell office:value-type="float" office:value="1764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29.648"/>
          <table:table-cell office:value-type="float" office:value="129.061"/>
          <table:table-cell office:value-type="float" office:value="124.02"/>
          <table:table-cell office:value-type="float" office:value="0.0"/>
          <table:table-cell office:value-type="float" office:value="0.0"/>
          <table:table-cell office:value-type="float" office:value="541.0"/>
          <table:table-cell office:value-type="float" office:value="233853.0"/>
          <table:table-cell office:value-type="float" office:value="1420.0"/>
          <table:table-cell office:value-type="float" office:value="509535.0"/>
          <table:table-cell office:value-type="float" office:value="1856906.0"/>
          <table:table-cell office:value-type="float" office:value="4659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2741"/>
          <table:table-cell office:value-type="float" office:value="19.7"/>
          <table:table-cell office:value-type="float" office:value="14.82"/>
          <table:table-cell office:value-type="float" office:value="0.0"/>
          <table:table-cell office:value-type="float" office:value="0.0"/>
          <table:table-cell office:value-type="float" office:value="150.0"/>
          <table:table-cell office:value-type="float" office:value="42991.0"/>
          <table:table-cell office:value-type="float" office:value="1420.0"/>
          <table:table-cell office:value-type="float" office:value="509535.0"/>
          <table:table-cell office:value-type="float" office:value="1856906.0"/>
          <table:table-cell office:value-type="float" office:value="4664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1824"/>
          <table:table-cell office:value-type="float" office:value="28.824"/>
          <table:table-cell office:value-type="float" office:value="26.25"/>
          <table:table-cell office:value-type="float" office:value="1.0"/>
          <table:table-cell office:value-type="float" office:value="0.0"/>
          <table:table-cell office:value-type="float" office:value="156.0"/>
          <table:table-cell office:value-type="float" office:value="45556.0"/>
          <table:table-cell office:value-type="float" office:value="4960.0"/>
          <table:table-cell office:value-type="float" office:value="339967.0"/>
          <table:table-cell office:value-type="float" office:value="1304162.0"/>
          <table:table-cell office:value-type="float" office:value="2936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88.1661"/>
          <table:table-cell office:value-type="float" office:value="87.572"/>
          <table:table-cell office:value-type="float" office:value="82.54"/>
          <table:table-cell office:value-type="float" office:value="0.0"/>
          <table:table-cell office:value-type="float" office:value="0.0"/>
          <table:table-cell office:value-type="float" office:value="422.0"/>
          <table:table-cell office:value-type="float" office:value="151483.0"/>
          <table:table-cell office:value-type="float" office:value="1420.0"/>
          <table:table-cell office:value-type="float" office:value="509535.0"/>
          <table:table-cell office:value-type="float" office:value="1856905.0"/>
          <table:table-cell office:value-type="float" office:value="466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9769"/>
          <table:table-cell office:value-type="float" office:value="33.426"/>
          <table:table-cell office:value-type="float" office:value="28.4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716.0"/>
          <table:table-cell office:value-type="float" office:value="1420.0"/>
          <table:table-cell office:value-type="float" office:value="509535.0"/>
          <table:table-cell office:value-type="float" office:value="1856905.0"/>
          <table:table-cell office:value-type="float" office:value="464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5678"/>
          <table:table-cell office:value-type="float" office:value="4.489"/>
          <table:table-cell office:value-type="float" office:value="1.9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5439.0"/>
          <table:table-cell office:value-type="float" office:value="4960.0"/>
          <table:table-cell office:value-type="float" office:value="339967.0"/>
          <table:table-cell office:value-type="float" office:value="1304161.0"/>
          <table:table-cell office:value-type="float" office:value="2936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78.7772"/>
          <table:table-cell office:value-type="float" office:value="78.186"/>
          <table:table-cell office:value-type="float" office:value="73.12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29111.0"/>
          <table:table-cell office:value-type="float" office:value="1420.0"/>
          <table:table-cell office:value-type="float" office:value="509535.0"/>
          <table:table-cell office:value-type="float" office:value="1856905.0"/>
          <table:table-cell office:value-type="float" office:value="469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3291"/>
          <table:table-cell office:value-type="float" office:value="14.684"/>
          <table:table-cell office:value-type="float" office:value="9.76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779.0"/>
          <table:table-cell office:value-type="float" office:value="1420.0"/>
          <table:table-cell office:value-type="float" office:value="509535.0"/>
          <table:table-cell office:value-type="float" office:value="1856905.0"/>
          <table:table-cell office:value-type="float" office:value="470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.4598"/>
          <table:table-cell office:value-type="float" office:value="27.925"/>
          <table:table-cell office:value-type="float" office:value="25.38"/>
          <table:table-cell office:value-type="float" office:value="1.0"/>
          <table:table-cell office:value-type="float" office:value="0.0"/>
          <table:table-cell office:value-type="float" office:value="155.0"/>
          <table:table-cell office:value-type="float" office:value="43587.0"/>
          <table:table-cell office:value-type="float" office:value="4960.0"/>
          <table:table-cell office:value-type="float" office:value="339967.0"/>
          <table:table-cell office:value-type="float" office:value="1304161.0"/>
          <table:table-cell office:value-type="float" office:value="2938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994.579"/>
          <table:table-cell office:value-type="float" office:value="993.931"/>
          <table:table-cell office:value-type="float" office:value="984.96"/>
          <table:table-cell office:value-type="float" office:value="0.0"/>
          <table:table-cell office:value-type="float" office:value="0.0"/>
          <table:table-cell office:value-type="float" office:value="2810.0"/>
          <table:table-cell office:value-type="float" office:value="1281935.0"/>
          <table:table-cell office:value-type="float" office:value="1420.0"/>
          <table:table-cell office:value-type="float" office:value="509535.0"/>
          <table:table-cell office:value-type="float" office:value="1856905.0"/>
          <table:table-cell office:value-type="float" office:value="4786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1415"/>
          <table:table-cell office:value-type="float" office:value="46.543"/>
          <table:table-cell office:value-type="float" office:value="41.09"/>
          <table:table-cell office:value-type="float" office:value="1.0"/>
          <table:table-cell office:value-type="float" office:value="0.0"/>
          <table:table-cell office:value-type="float" office:value="189.0"/>
          <table:table-cell office:value-type="float" office:value="64199.0"/>
          <table:table-cell office:value-type="float" office:value="1420.0"/>
          <table:table-cell office:value-type="float" office:value="509535.0"/>
          <table:table-cell office:value-type="float" office:value="1856905.0"/>
          <table:table-cell office:value-type="float" office:value="468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12115"/>
          <table:table-cell office:value-type="float" office:value="6.762"/>
          <table:table-cell office:value-type="float" office:value="4.18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657.0"/>
          <table:table-cell office:value-type="float" office:value="4960.0"/>
          <table:table-cell office:value-type="float" office:value="339967.0"/>
          <table:table-cell office:value-type="float" office:value="1304161.0"/>
          <table:table-cell office:value-type="float" office:value="2936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65.1477"/>
          <table:table-cell office:value-type="float" office:value="64.599"/>
          <table:table-cell office:value-type="float" office:value="59.46"/>
          <table:table-cell office:value-type="float" office:value="0.0"/>
          <table:table-cell office:value-type="float" office:value="0.0"/>
          <table:table-cell office:value-type="float" office:value="332.0"/>
          <table:table-cell office:value-type="float" office:value="122770.0"/>
          <table:table-cell office:value-type="float" office:value="1420.0"/>
          <table:table-cell office:value-type="float" office:value="509535.0"/>
          <table:table-cell office:value-type="float" office:value="1856907.0"/>
          <table:table-cell office:value-type="float" office:value="468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5721"/>
          <table:table-cell office:value-type="float" office:value="20.062"/>
          <table:table-cell office:value-type="float" office:value="14.54"/>
          <table:table-cell office:value-type="float" office:value="1.0"/>
          <table:table-cell office:value-type="float" office:value="0.0"/>
          <table:table-cell office:value-type="float" office:value="69.0"/>
          <table:table-cell office:value-type="float" office:value="19290.0"/>
          <table:table-cell office:value-type="float" office:value="1420.0"/>
          <table:table-cell office:value-type="float" office:value="509535.0"/>
          <table:table-cell office:value-type="float" office:value="1856907.0"/>
          <table:table-cell office:value-type="float" office:value="470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933"/>
          <table:table-cell office:value-type="float" office:value="33.738"/>
          <table:table-cell office:value-type="float" office:value="31.12"/>
          <table:table-cell office:value-type="float" office:value="1.0"/>
          <table:table-cell office:value-type="float" office:value="0.0"/>
          <table:table-cell office:value-type="float" office:value="187.0"/>
          <table:table-cell office:value-type="float" office:value="50725.0"/>
          <table:table-cell office:value-type="float" office:value="4960.0"/>
          <table:table-cell office:value-type="float" office:value="339967.0"/>
          <table:table-cell office:value-type="float" office:value="1304163.0"/>
          <table:table-cell office:value-type="float" office:value="2953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74587"/>
          <table:table-cell office:value-type="float" office:value="1.338"/>
          <table:table-cell office:value-type="float" office:value="0.56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682.0"/>
          <table:table-cell office:value-type="float" office:value="284.0"/>
          <table:table-cell office:value-type="float" office:value="81826.0"/>
          <table:table-cell office:value-type="float" office:value="283528.0"/>
          <table:table-cell office:value-type="float" office:value="1593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4781"/>
          <table:table-cell office:value-type="float" office:value="0.92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84.0"/>
          <table:table-cell office:value-type="float" office:value="81826.0"/>
          <table:table-cell office:value-type="float" office:value="283528.0"/>
          <table:table-cell office:value-type="float" office:value="161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78836"/>
          <table:table-cell office:value-type="float" office:value="0.5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.0"/>
          <table:table-cell office:value-type="float" office:value="50877.0"/>
          <table:table-cell office:value-type="float" office:value="181577.0"/>
          <table:table-cell office:value-type="float" office:value="1287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97395"/>
          <table:table-cell office:value-type="float" office:value="2.529"/>
          <table:table-cell office:value-type="float" office:value="1.71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234.0"/>
          <table:table-cell office:value-type="float" office:value="284.0"/>
          <table:table-cell office:value-type="float" office:value="81826.0"/>
          <table:table-cell office:value-type="float" office:value="283528.0"/>
          <table:table-cell office:value-type="float" office:value="1613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297"/>
          <table:table-cell office:value-type="float" office:value="0.8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84.0"/>
          <table:table-cell office:value-type="float" office:value="81826.0"/>
          <table:table-cell office:value-type="float" office:value="283528.0"/>
          <table:table-cell office:value-type="float" office:value="161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33914"/>
          <table:table-cell office:value-type="float" office:value="0.50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.0"/>
          <table:table-cell office:value-type="float" office:value="50877.0"/>
          <table:table-cell office:value-type="float" office:value="181577.0"/>
          <table:table-cell office:value-type="float" office:value="1292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22248"/>
          <table:table-cell office:value-type="float" office:value="0.82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284.0"/>
          <table:table-cell office:value-type="float" office:value="81826.0"/>
          <table:table-cell office:value-type="float" office:value="283528.0"/>
          <table:table-cell office:value-type="float" office:value="1599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7088"/>
          <table:table-cell office:value-type="float" office:value="0.9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81826.0"/>
          <table:table-cell office:value-type="float" office:value="283528.0"/>
          <table:table-cell office:value-type="float" office:value="161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56374"/>
          <table:table-cell office:value-type="float" office:value="0.56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.0"/>
          <table:table-cell office:value-type="float" office:value="50877.0"/>
          <table:table-cell office:value-type="float" office:value="181577.0"/>
          <table:table-cell office:value-type="float" office:value="1307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22887"/>
          <table:table-cell office:value-type="float" office:value="0.90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284.0"/>
          <table:table-cell office:value-type="float" office:value="81826.0"/>
          <table:table-cell office:value-type="float" office:value="283528.0"/>
          <table:table-cell office:value-type="float" office:value="160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0062"/>
          <table:table-cell office:value-type="float" office:value="0.8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81826.0"/>
          <table:table-cell office:value-type="float" office:value="283528.0"/>
          <table:table-cell office:value-type="float" office:value="160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56607"/>
          <table:table-cell office:value-type="float" office:value="0.5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.0"/>
          <table:table-cell office:value-type="float" office:value="50877.0"/>
          <table:table-cell office:value-type="float" office:value="181577.0"/>
          <table:table-cell office:value-type="float" office:value="1298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27467"/>
          <table:table-cell office:value-type="float" office:value="0.89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284.0"/>
          <table:table-cell office:value-type="float" office:value="81826.0"/>
          <table:table-cell office:value-type="float" office:value="283528.0"/>
          <table:table-cell office:value-type="float" office:value="1613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1964"/>
          <table:table-cell office:value-type="float" office:value="0.90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84.0"/>
          <table:table-cell office:value-type="float" office:value="81826.0"/>
          <table:table-cell office:value-type="float" office:value="283528.0"/>
          <table:table-cell office:value-type="float" office:value="1622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39221"/>
          <table:table-cell office:value-type="float" office:value="0.4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.0"/>
          <table:table-cell office:value-type="float" office:value="50877.0"/>
          <table:table-cell office:value-type="float" office:value="181577.0"/>
          <table:table-cell office:value-type="float" office:value="1301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